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808080" draw:textarea-horizontal-align="justify" draw:textarea-vertical-align="middle" draw:auto-grow-height="false" fo:min-height="3.242cm" fo:min-width="8.39cm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0.452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0.452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03cm" fo:min-width="4.58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02cm" fo:min-width="4.58cm" style:writing-mode="lr-tb"/>
      <style:paragraph-properties style:writing-mode="lr-tb"/>
    </style:style>
    <style:style style:name="gr6" style:family="graphic" style:parent-style-name="standard">
      <style:graphic-properties svg:stroke-color="#999999" draw:fill="solid" draw:fill-color="#808080" draw:textarea-horizontal-align="justify" draw:textarea-vertical-align="middle" draw:auto-grow-height="false" fo:min-height="3.242cm" fo:min-width="11.565cm"/>
    </style:style>
    <style:style style:name="gr7" style:family="graphic" style:parent-style-name="standard">
      <style:graphic-properties draw:textarea-horizontal-align="justify" draw:textarea-vertical-align="middle" draw:auto-grow-height="false" fo:min-height="0.32cm" fo:min-width="0.071cm" style:writing-mode="lr-tb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21cm" fo:min-width="0.071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2cm" fo:min-width="0.07cm" style:writing-mode="lr-tb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21cm" fo:min-width="0.07cm" style:writing-mode="lr-tb"/>
      <style:paragraph-properties style:writing-mode="lr-tb"/>
    </style:style>
    <style:style style:name="gr11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218cm" fo:min-width="0cm" fo:padding-top="0.176cm" fo:padding-bottom="0.176cm" fo:padding-left="0.301cm" fo:padding-right="0.301cm" style:writing-mode="lr-tb"/>
      <style:paragraph-properties style:writing-mode="lr-tb"/>
    </style:style>
    <style:style style:name="P1" style:family="paragraph">
      <loext:graphic-properties draw:fill="solid" draw:fill-color="#808080"/>
      <style:paragraph-properties fo:text-align="center"/>
      <style:text-properties style:font-name="Ubuntu"/>
    </style:style>
    <style:style style:name="P2" style:family="paragraph">
      <style:paragraph-properties fo:text-align="center"/>
      <style:text-properties style:font-name="Ubuntu"/>
    </style:style>
    <style:style style:name="P3" style:family="paragraph">
      <style:paragraph-properties fo:text-align="center" style:writing-mode="lr-tb"/>
      <style:text-properties style:font-name="Ubuntu"/>
    </style:style>
    <style:style style:name="P4" style:family="paragraph">
      <style:paragraph-properties fo:text-align="start"/>
      <style:text-properties style:font-name="Ubuntu"/>
    </style:style>
    <style:style style:name="P5" style:family="paragraph">
      <style:paragraph-properties fo:text-align="start" style:writing-mode="lr-tb"/>
      <style:text-properties style:font-name="Ubuntu"/>
    </style:style>
    <style:style style:name="P6" style:family="paragraph">
      <style:paragraph-properties fo:text-align="center"/>
      <style:text-properties style:font-name="Ubuntu" fo:font-size="8pt"/>
    </style:style>
    <style:style style:name="P7" style:family="paragraph">
      <style:paragraph-properties fo:text-align="center" style:writing-mode="lr-tb"/>
      <style:text-properties style:font-name="Ubuntu" fo:font-size="8pt"/>
    </style:style>
    <style:style style:name="T1" style:family="text">
      <style:text-properties style:font-name="Ubuntu"/>
    </style:style>
    <style:style style:name="T2" style:family="text">
      <style:text-properties style:font-name="Ubuntu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3.49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3cm" svg:x="2.27cm" svg:y="1.317cm">
          <text:p text:style-name="P2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2.27cm" svg:y="2.27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3.222cm" svg:y="2.27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0.753cm" svg:x="4.492cm" svg:y="2.37cm">
          <text:p text:style-name="P4"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1.317cm" svg:y="2.27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2.27cm" svg:y="3.223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0.752cm" svg:x="4.492cm" svg:y="1.365cm">
          <text:p text:style-name="P4"><text:span text:style-name="T1">H</text:span><text:span text:style-name="T1">e</text:span><text:span text:style-name="T1">r</text:span><text:span text:style-name="T1">o</text:span><text:span text:style-name="T1"> </text:span><text:span text:style-name="T1">i</text:span><text:span text:style-name="T1">n</text:span><text:span text:style-name="T1">f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0.752cm" svg:x="4.492cm" svg:y="3.322cm">
          <text:p text:style-name="P4"><text:span text:style-name="T1">M</text:span><text:span text:style-name="T1">o</text:span><text:span text:style-name="T1">n</text:span><text:span text:style-name="T1">s</text:span><text:span text:style-name="T1">t</text:span><text:span text:style-name="T1">e</text:span><text:span text:style-name="T1">r</text:span><text:span text:style-name="T1"> </text:span><text:span text:style-name="T1">i</text:span><text:span text:style-name="T1">n</text:span><text:span text:style-name="T1">f</text:span><text:span text:style-name="T1">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12.065cm" svg:height="3.49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52cm" svg:height="0.953cm" svg:x="2.27cm" svg:y="1.317cm">
          <text:p text:style-name="P2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2.27cm" svg:y="2.27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3.222cm" svg:y="2.27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0.753cm" svg:x="4.492cm" svg:y="2.37cm">
          <text:p text:style-name="P4"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1.317cm" svg:y="2.27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2.27cm" svg:y="3.223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0.752cm" svg:x="4.492cm" svg:y="1.365cm">
          <text:p text:style-name="P4"><text:span text:style-name="T1">H</text:span><text:span text:style-name="T1">e</text:span><text:span text:style-name="T1">r</text:span><text:span text:style-name="T1">o</text:span><text:span text:style-name="T1"> </text:span><text:span text:style-name="T1">i</text:span><text:span text:style-name="T1">n</text:span><text:span text:style-name="T1">f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0.752cm" svg:x="4.492cm" svg:y="3.322cm">
          <text:p text:style-name="P4"><text:span text:style-name="T1">M</text:span><text:span text:style-name="T1">o</text:span><text:span text:style-name="T1">n</text:span><text:span text:style-name="T1">s</text:span><text:span text:style-name="T1">t</text:span><text:span text:style-name="T1">e</text:span><text:span text:style-name="T1">r</text:span><text:span text:style-name="T1"> </text:span><text:span text:style-name="T1">i</text:span><text:span text:style-name="T1">n</text:span><text:span text:style-name="T1">f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9.89cm" svg:y="1.319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10.462cm" svg:y="1.319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11.033cm" svg:y="1.317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7cm" svg:height="0.57cm" svg:x="11.606cm" svg:y="1.319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12.176cm" svg:y="1.319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9.89cm" svg:y="1.891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9.89cm" svg:y="2.462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9.89cm" svg:y="3.034cm">
          <text:p text:style-name="P6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10.462cm" svg:y="1.891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11.033cm" svg:y="1.889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7cm" svg:height="0.571cm" svg:x="11.606cm" svg:y="1.891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10.462cm" svg:y="2.462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7cm" svg:height="0.57cm" svg:x="11.606cm" svg:y="2.462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10.462cm" svg:y="3.034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11.033cm" svg:y="3.032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7cm" svg:height="0.57cm" svg:x="11.606cm" svg:y="3.034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12.176cm" svg:y="1.891cm">
          <text:p text:style-name="P6"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71cm" svg:height="0.57cm" svg:x="12.176cm" svg:y="2.462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12.176cm" svg:y="3.034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9.89cm" svg:y="3.604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10.462cm" svg:y="3.604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71cm" svg:height="0.57cm" svg:x="11.033cm" svg:y="3.603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7cm" svg:height="0.571cm" svg:x="11.606cm" svg:y="3.604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71cm" svg:height="0.571cm" svg:x="12.176cm" svg:y="3.604cm">
          <text:p text:style-name="P6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71cm" svg:height="0.57cm" svg:x="11.033cm" svg:y="2.46cm">
          <text:p text:style-name="P6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7:22:33.007389533</meta:creation-date>
    <dc:date>2025-07-14T17:12:07.339132611</dc:date>
    <meta:editing-duration>PT2H29M38S</meta:editing-duration>
    <meta:editing-cycles>3</meta:editing-cycles>
    <meta:generator>LibreOffice/7.5.9.2$Linux_X86_64 LibreOffice_project/50$Build-2</meta:generator>
    <meta:document-statistic meta:object-count="43"/>
  </office:meta>
</office:document-meta>
</file>